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the diagrams, but <text:tab/><text:tab/><text:tab/>without any clarifications so far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05T11:10:53.26</dc:date>
    <meta:editing-duration>PT2M44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2" meta:word-count="24" meta:character-count="149"/>
  </office:meta>
</office:document-meta>
</file>